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106cm" svg:stroke-color="#000000" draw:marker-start-width="0.358cm" draw:marker-end-width="0.358cm" draw:fill="none" draw:fill-color="#ffffff" draw:textarea-horizontal-align="justify" draw:textarea-vertical-align="middle" draw:auto-grow-height="false" fo:min-height="6.95cm" fo:min-width="5.646cm" fo:padding-top="0.177cm" fo:padding-bottom="0.177cm" fo:padding-left="0.302cm" fo:padding-right="0.302cm"/>
    </style:style>
    <style:style style:name="gr2" style:family="graphic" style:parent-style-name="objectwithoutfill">
      <style:graphic-properties draw:stroke="solid" draw:stroke-dash="Ultrafine_20_2_20_Dots_20_3_20_Dashes" svg:stroke-width="0.106cm" svg:stroke-color="#000000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55cm" fo:min-width="6.3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7.244cm" fo:min-width="5.192cm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3" draw:layer="layout" svg:width="6.146cm" svg:height="7.2cm" svg:x="1.177cm" svg:y="1.1cm">
              <text:p text:style-name="P1"><text:span text:style-name="T1">&lt;&lt;abstract&gt;&gt;</text:span></text:p>
              <text:p text:style-name="P1">Körper</text:p>
              <text:p text:style-name="P1"/>
              <text:p text:style-name="P2"># double pi = 3.1415</text:p>
              <text:p text:style-name="P2"># Flächen[] f</text:p>
              <text:p text:style-name="P2"/>
              <text:p text:style-name="P2"><text:span text:style-name="T2">+v</text:span><text:span text:style-name="T3">olumen</text:span><text:span text:style-name="T2">(): double</text:span></text:p>
              <text:p text:style-name="P2">+<text:span text:style-name="T2">of</text:span>(): double</text:p>
              <text:p text:style-name="P1"/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.178cm" svg:y1="3.586cm" svg:x2="7.322cm" svg:y2="3.586cm">
              <text:p/>
            </draw:line>
          </draw:g>
          <draw:line draw:style-name="gr2" draw:text-style-name="P3" draw:layer="layout" svg:x1="1.1cm" svg:y1="5.214cm" svg:x2="7.4cm" svg:y2="5.214cm">
            <text:p/>
          </draw:line>
        </draw:g>
        <draw:g>
          <draw:g>
            <draw:custom-shape draw:style-name="gr3" draw:text-style-name="P4" draw:layer="layout" svg:width="6.8cm" svg:height="4.8cm" svg:x="8cm" svg:y="2cm">
              <text:p text:style-name="P1"><text:span text:style-name="T1">&lt;&lt;abstract&gt;&gt;</text:span></text:p>
              <text:p text:style-name="P1">Flächen</text:p>
              <text:p text:style-name="P1"/>
              <text:p text:style-name="P2"># double pi = 3.1415</text:p>
              <text:p text:style-name="P1"/>
              <text:p text:style-name="P1">+<text:span text:style-name="T2">flächeninhalt</text:span>():double</text:p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cm" svg:y1="4.2cm" svg:x2="14.8cm" svg:y2="4.2cm">
              <text:p/>
            </draw:line>
            <draw:line draw:style-name="gr4" draw:text-style-name="P4" draw:layer="layout" svg:x1="8cm" svg:y1="5.3cm" svg:x2="14.7cm" svg:y2="5.4cm">
              <text:p/>
            </draw:line>
          </draw:g>
        </draw:g>
        <draw:g>
          <draw:custom-shape draw:style-name="gr5" draw:text-style-name="P5" draw:layer="layout" svg:width="5.798cm" svg:height="7.6cm" svg:x="12.002cm" svg:y="10.3cm">
            <text:p text:style-name="P1">Pyramide</text:p>
            <text:p text:style-name="P1"/>
            <text:p text:style-name="P2"># double gseite</text:p>
            <text:p text:style-name="P2"># double höhe</text:p>
            <text:p text:style-name="P2"># double shöhe</text:p>
            <text:p text:style-name="P1"/>
            <text:p text:style-name="P1">+volumen(): double</text:p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7.771cm" svg:y1="11.966cm" svg:x2="11.973cm" svg:y2="12.027cm">
            <text:p/>
          </draw:line>
          <draw:line draw:style-name="gr6" draw:text-style-name="P4" draw:layer="layout" svg:x1="12.002cm" svg:y1="14.7cm" svg:x2="17.8cm" svg:y2="14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5:22:41.541860345</meta:creation-date>
    <dc:date>2019-09-25T16:36:25.385637923</dc:date>
    <meta:editing-duration>PT2M11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